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5d215" officeooo:paragraph-rsid="0005d21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Liberation Sans" fo:language="zxx" fo:country="none" fo:font-weight="bold" officeooo:rsid="0005d215" officeooo:paragraph-rsid="0005d215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iberation Sans" fo:language="zxx" fo:country="none" fo:font-weight="bold" officeooo:rsid="00207bab" officeooo:paragraph-rsid="00115d9e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able_20_Contents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iberation Sans" fo:language="zxx" fo:country="none" fo:font-weight="bold" officeooo:rsid="00207da2" officeooo:paragraph-rsid="0029f8b9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text-properties style:font-name="Liberation Sans" fo:language="zxx" fo:country="none" fo:font-weight="bold" officeooo:rsid="0029f8b9" officeooo:paragraph-rsid="002bc07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style:font-name="Liberation Sans" fo:language="zxx" fo:country="none" fo:font-weight="bold" officeooo:rsid="0029f8b9" officeooo:paragraph-rsid="003d3cb9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text-properties style:font-name="Liberation Sans" fo:language="zxx" fo:country="none" fo:font-weight="bold" officeooo:rsid="0029f8b9" officeooo:paragraph-rsid="0041f6d0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>
      <style:text-properties style:font-name="Liberation Sans" fo:language="zxx" fo:country="none" fo:font-weight="bold" officeooo:rsid="0029f8b9" officeooo:paragraph-rsid="0043f0d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able_20_Contents">
      <style:text-properties style:font-name="Liberation Sans" fo:language="zxx" fo:country="none" fo:font-weight="bold" officeooo:rsid="0029f8b9" officeooo:paragraph-rsid="00442605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iberation Sans" fo:language="zxx" fo:country="none" fo:font-weight="bold" officeooo:rsid="00225945" officeooo:paragraph-rsid="002f6b23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iberation Sans" fo:language="zxx" fo:country="none" fo:font-weight="bold" officeooo:rsid="00225945" officeooo:paragraph-rsid="004195be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iberation Sans" fo:language="zxx" fo:country="none" fo:font-weight="bold" officeooo:rsid="0024a1ee" officeooo:paragraph-rsid="0043f0dd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iberation Sans" fo:language="zxx" fo:country="none" fo:font-weight="bold" officeooo:rsid="002d0623" officeooo:paragraph-rsid="00228962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iberation Sans" fo:language="zxx" fo:country="none" fo:font-weight="bold" officeooo:rsid="002d0623" officeooo:paragraph-rsid="00452920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Liberation Sans" fo:language="zxx" fo:country="none" fo:font-weight="bold" officeooo:rsid="002b1cae" officeooo:paragraph-rsid="0023a82a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style:font-name="Liberation Sans" fo:language="zxx" fo:country="none" fo:font-weight="bold" officeooo:rsid="00230652" officeooo:paragraph-rsid="0047905c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style:font-name="Liberation Sans" fo:language="zxx" fo:country="none" fo:font-weight="bold" officeooo:rsid="00266f11" officeooo:paragraph-rsid="00266f1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style:font-name="Liberation Sans" fo:language="zxx" fo:country="none" fo:font-weight="bold" officeooo:rsid="00072c92" officeooo:paragraph-rsid="00072c92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text-properties style:font-name="Liberation Sans" fo:language="zxx" fo:country="none" fo:font-weight="bold" officeooo:rsid="002f6b23" officeooo:paragraph-rsid="002f6b23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text-properties style:font-name="Liberation Sans" fo:language="zxx" fo:country="none" fo:font-weight="bold" officeooo:rsid="004195be" officeooo:paragraph-rsid="004195be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style:text-properties style:font-name="Liberation Sans" fo:language="zxx" fo:country="none" fo:font-weight="bold" officeooo:rsid="0045289d" officeooo:paragraph-rsid="0045289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style:text-properties style:font-name="Liberation Sans" fo:language="zxx" fo:country="none" fo:font-weight="bold" officeooo:rsid="00452920" officeooo:paragraph-rsid="00452920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text-properties style:font-name="Liberation Sans" fo:language="zxx" fo:country="none" fo:font-weight="bold" officeooo:rsid="0047905c" officeooo:paragraph-rsid="0047905c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able_20_Contents">
      <style:text-properties style:font-name="Liberation Sans" fo:language="zxx" fo:country="none" fo:font-weight="bold" officeooo:rsid="001ef20c" officeooo:paragraph-rsid="001ef20c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able_20_Contents">
      <style:text-properties style:font-name="Liberation Sans" fo:language="zxx" fo:country="none" fo:font-weight="bold" officeooo:rsid="00211188" officeooo:paragraph-rsid="00211188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able_20_Contents">
      <style:text-properties style:font-name="Liberation Sans" fo:language="zxx" fo:country="none" fo:font-weight="bold" officeooo:rsid="00211188" officeooo:paragraph-rsid="003d3cb9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text-properties style:font-name="Liberation Sans" fo:language="zxx" fo:country="none" fo:font-weight="bold" officeooo:rsid="00211188" officeooo:paragraph-rsid="003ec7b5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>
      <style:text-properties style:font-name="Liberation Sans" fo:language="zxx" fo:country="none" fo:font-weight="bold" officeooo:rsid="00211188" officeooo:paragraph-rsid="003fa75d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>
      <style:text-properties style:font-name="Liberation Sans" fo:language="zxx" fo:country="none" fo:font-weight="bold" officeooo:rsid="00228962" officeooo:paragraph-rsid="00228962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Table_20_Contents">
      <style:text-properties style:font-name="Liberation Sans" fo:language="zxx" fo:country="none" fo:font-weight="bold" officeooo:rsid="00247c8b" officeooo:paragraph-rsid="00247c8b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able_20_Contents">
      <style:text-properties style:font-name="Liberation Sans" fo:language="zxx" fo:country="none" fo:font-weight="bold" officeooo:rsid="00099857" officeooo:paragraph-rsid="00099857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able_20_Contents">
      <style:text-properties style:font-name="Liberation Sans" fo:language="zxx" fo:country="none" fo:font-weight="bold" officeooo:rsid="00311dab" officeooo:paragraph-rsid="00311dab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text-properties style:font-name="Liberation Sans" fo:language="zxx" fo:country="none" fo:font-weight="bold" officeooo:rsid="0035c826" officeooo:paragraph-rsid="0035c826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able_20_Contents">
      <style:text-properties style:font-name="Liberation Sans" fo:language="zxx" fo:country="none" fo:font-weight="bold" officeooo:rsid="003e22a5" officeooo:paragraph-rsid="003e22a5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Table_20_Contents">
      <style:text-properties style:font-name="Liberation Sans" fo:language="zxx" fo:country="none" fo:font-weight="bold" officeooo:rsid="003fa75d" officeooo:paragraph-rsid="003fa75d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Standard">
      <style:text-properties style:font-name="Liberation Sans" fo:language="zxx" fo:country="none" fo:font-style="italic" fo:font-weight="normal" officeooo:rsid="000b39a2" officeooo:paragraph-rsid="000b39a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1" style:family="paragraph" style:parent-style-name="Standard">
      <style:text-properties style:font-name="Liberation Sans" fo:language="zxx" fo:country="none" fo:font-style="italic" fo:font-weight="normal" officeooo:rsid="000ccc8b" officeooo:paragraph-rsid="000ccc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2" style:family="paragraph" style:parent-style-name="Standard">
      <style:text-properties style:font-name="Liberation Sans" fo:language="zxx" fo:country="none" officeooo:rsid="00207bab" officeooo:paragraph-rsid="00115d9e" style:language-asian="zxx" style:country-asian="none" style:language-complex="zxx" style:country-complex="none"/>
    </style:style>
    <style:style style:name="P43" style:family="paragraph" style:parent-style-name="Standard">
      <style:text-properties style:font-name="Liberation Sans" fo:language="zxx" fo:country="none" officeooo:rsid="00133f25" officeooo:paragraph-rsid="00133f25" style:language-asian="zxx" style:country-asian="none" style:language-complex="zxx" style:country-complex="none"/>
    </style:style>
    <style:style style:name="P44" style:family="paragraph" style:parent-style-name="Standard">
      <style:text-properties style:font-name="Liberation Sans" fo:language="zxx" fo:country="none" officeooo:rsid="00225945" officeooo:paragraph-rsid="00211188" style:language-asian="zxx" style:country-asian="none" style:language-complex="zxx" style:country-complex="none"/>
    </style:style>
    <style:style style:name="P45" style:family="paragraph" style:parent-style-name="Standard">
      <style:text-properties style:font-name="Liberation Sans" fo:language="zxx" fo:country="none" officeooo:rsid="0005d215" officeooo:paragraph-rsid="0005d215" style:language-asian="zxx" style:country-asian="none" style:language-complex="zxx" style:country-complex="none"/>
    </style:style>
    <style:style style:name="P46" style:family="paragraph" style:parent-style-name="Table_20_Contents">
      <style:text-properties style:font-name="Liberation Sans" fo:language="zxx" fo:country="none" officeooo:rsid="000d9830" officeooo:paragraph-rsid="000d9830" style:language-asian="zxx" style:country-asian="none" style:language-complex="zxx" style:country-complex="none"/>
    </style:style>
    <style:style style:name="P47" style:family="paragraph" style:parent-style-name="Table_20_Contents">
      <style:text-properties style:font-name="Liberation Sans" fo:language="zxx" fo:country="none" style:language-asian="zxx" style:country-asian="none" style:language-complex="zxx" style:country-complex="none"/>
    </style:style>
    <style:style style:name="P48" style:family="paragraph" style:parent-style-name="Table_20_Contents">
      <style:text-properties style:font-name="Liberation Sans" fo:language="zxx" fo:country="none" officeooo:rsid="00211188" officeooo:paragraph-rsid="00211188" style:language-asian="zxx" style:country-asian="none" style:language-complex="zxx" style:country-complex="none"/>
    </style:style>
    <style:style style:name="P49" style:family="paragraph" style:parent-style-name="Table_20_Contents">
      <style:text-properties style:font-name="Liberation Sans" fo:language="zxx" fo:country="none" officeooo:rsid="00211188" officeooo:paragraph-rsid="003a57d6" style:language-asian="zxx" style:country-asian="none" style:language-complex="zxx" style:country-complex="none"/>
    </style:style>
    <style:style style:name="P50" style:family="paragraph" style:parent-style-name="Table_20_Contents">
      <style:text-properties style:font-name="Liberation Sans" fo:language="zxx" fo:country="none" officeooo:rsid="00211188" officeooo:paragraph-rsid="00452931" style:language-asian="zxx" style:country-asian="none" style:language-complex="zxx" style:country-complex="none"/>
    </style:style>
    <style:style style:name="P51" style:family="paragraph" style:parent-style-name="Table_20_Contents">
      <style:text-properties style:font-name="Liberation Sans" fo:language="zxx" fo:country="none" officeooo:rsid="00211188" officeooo:paragraph-rsid="00468622" style:language-asian="zxx" style:country-asian="none" style:language-complex="zxx" style:country-complex="none"/>
    </style:style>
    <style:style style:name="P52" style:family="paragraph" style:parent-style-name="Table_20_Contents">
      <style:text-properties style:font-name="Liberation Sans" fo:language="zxx" fo:country="none" officeooo:rsid="000ee7d1" officeooo:paragraph-rsid="000ee7d1" style:language-asian="zxx" style:country-asian="none" style:language-complex="zxx" style:country-complex="none"/>
    </style:style>
    <style:style style:name="P53" style:family="paragraph" style:parent-style-name="Table_20_Contents">
      <style:text-properties style:font-name="Liberation Sans" fo:language="zxx" fo:country="none" officeooo:rsid="0016157e" officeooo:paragraph-rsid="0016157e" style:language-asian="zxx" style:country-asian="none" style:language-complex="zxx" style:country-complex="none"/>
    </style:style>
    <style:style style:name="P54" style:family="paragraph" style:parent-style-name="Table_20_Contents">
      <style:text-properties style:font-name="Liberation Sans" fo:language="zxx" fo:country="none" officeooo:rsid="0017b936" officeooo:paragraph-rsid="0017b936" style:language-asian="zxx" style:country-asian="none" style:language-complex="zxx" style:country-complex="none"/>
    </style:style>
    <style:style style:name="P55" style:family="paragraph" style:parent-style-name="Table_20_Contents">
      <style:text-properties style:font-name="Liberation Sans" fo:language="zxx" fo:country="none" officeooo:rsid="00196fec" officeooo:paragraph-rsid="00196fec" style:language-asian="zxx" style:country-asian="none" style:language-complex="zxx" style:country-complex="none"/>
    </style:style>
    <style:style style:name="P56" style:family="paragraph" style:parent-style-name="Table_20_Contents">
      <style:text-properties style:font-name="Liberation Sans" fo:language="zxx" fo:country="none" officeooo:rsid="001a7bec" officeooo:paragraph-rsid="001a7bec" style:language-asian="zxx" style:country-asian="none" style:language-complex="zxx" style:country-complex="none"/>
    </style:style>
    <style:style style:name="P57" style:family="paragraph" style:parent-style-name="Table_20_Contents">
      <style:text-properties style:font-name="Liberation Sans" fo:language="zxx" fo:country="none" officeooo:rsid="001e0067" officeooo:paragraph-rsid="001e0067" style:language-asian="zxx" style:country-asian="none" style:language-complex="zxx" style:country-complex="none"/>
    </style:style>
    <style:style style:name="P58" style:family="paragraph" style:parent-style-name="Table_20_Contents">
      <style:text-properties style:font-name="Liberation Sans" fo:language="zxx" fo:country="none" officeooo:rsid="00387fc4" officeooo:paragraph-rsid="00387fc4" style:language-asian="zxx" style:country-asian="none" style:language-complex="zxx" style:country-complex="none"/>
    </style:style>
    <style:style style:name="P59" style:family="paragraph" style:parent-style-name="Table_20_Contents">
      <style:text-properties style:font-name="Liberation Sans" fo:language="zxx" fo:country="none" fo:font-weight="normal" officeooo:rsid="00133f25" officeooo:paragraph-rsid="00133f25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Table_20_Contents">
      <style:text-properties style:font-name="Liberation Sans" fo:language="zxx" fo:country="none" fo:font-style="normal" officeooo:rsid="001e0067" officeooo:paragraph-rsid="001e0067" style:language-asian="zxx" style:country-asian="none" style:font-style-asian="normal" style:language-complex="zxx" style:country-complex="none" style:font-style-complex="normal"/>
    </style:style>
    <style:style style:name="P61" style:family="paragraph" style:parent-style-name="Standard">
      <style:text-properties style:font-name="Liberation Sans" fo:font-size="14pt" fo:language="zxx" fo:country="none" fo:font-weight="bold" officeooo:rsid="0005d215" officeooo:paragraph-rsid="0005d2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2" style:family="paragraph" style:parent-style-name="Standard">
      <style:text-properties style:font-name="Liberation Sans" fo:font-size="14pt" fo:language="zxx" fo:country="none" fo:font-weight="bold" officeooo:rsid="00072c92" officeooo:paragraph-rsid="00072c9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3" style:family="paragraph" style:parent-style-name="Table_20_Contents">
      <style:text-properties style:font-name="Liberation Sans" fo:font-size="14pt" fo:language="zxx" fo:country="none" fo:font-weight="bold" officeooo:rsid="0006181b" officeooo:paragraph-rsid="0006181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4" style:family="paragraph" style:parent-style-name="Standard">
      <style:text-properties style:font-name="Liberation Sans" fo:language="zxx" fo:country="none" fo:font-weight="normal" officeooo:rsid="00152793" officeooo:paragraph-rsid="00152793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Standard">
      <style:text-properties style:font-name="Liberation Sans" fo:language="zxx" fo:country="none" fo:font-weight="normal" officeooo:rsid="0029f8b9" officeooo:paragraph-rsid="0029f8b9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Standard">
      <style:text-properties style:font-name="Liberation Sans" fo:language="zxx" fo:country="none" fo:font-weight="normal" officeooo:rsid="0043f0dd" officeooo:paragraph-rsid="0043f0dd" style:language-asian="zxx" style:country-asian="none" style:font-weight-asian="normal" style:language-complex="zxx" style:country-complex="none" style:font-weight-complex="normal"/>
    </style:style>
    <style:style style:name="P67" style:family="paragraph" style:parent-style-name="Standard">
      <style:text-properties style:font-name="Liberation Sans" fo:language="zxx" fo:country="none" fo:font-weight="normal" officeooo:rsid="00452920" officeooo:paragraph-rsid="00452920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Standard">
      <style:text-properties style:font-name="Liberation Sans" fo:language="zxx" fo:country="none" fo:font-weight="normal" officeooo:rsid="0047905c" officeooo:paragraph-rsid="0047905c" style:language-asian="zxx" style:country-asian="none" style:font-weight-asian="normal" style:language-complex="zxx" style:country-complex="none" style:font-weight-complex="normal"/>
    </style:style>
    <style:style style:name="P69" style:family="paragraph" style:parent-style-name="Table_20_Contents">
      <style:text-properties style:font-name="Liberation Sans" fo:language="zxx" fo:country="none" fo:font-weight="normal" officeooo:rsid="002f6b23" officeooo:paragraph-rsid="002f6b23" style:language-asian="zxx" style:country-asian="none" style:font-weight-asian="normal" style:language-complex="zxx" style:country-complex="none" style:font-weight-complex="normal"/>
    </style:style>
    <style:style style:name="P70" style:family="paragraph" style:parent-style-name="Table_20_Contents">
      <style:text-properties style:font-name="Liberation Sans" fo:language="zxx" fo:country="none" fo:font-weight="normal" officeooo:rsid="003d3cb9" officeooo:paragraph-rsid="003d3cb9" style:language-asian="zxx" style:country-asian="none" style:font-weight-asian="normal" style:language-complex="zxx" style:country-complex="none" style:font-weight-complex="normal"/>
    </style:style>
    <style:style style:name="P71" style:family="paragraph" style:parent-style-name="Table_20_Contents">
      <style:text-properties style:font-name="Liberation Sans" fo:language="zxx" fo:country="none" fo:font-weight="normal" officeooo:rsid="003ec7b5" officeooo:paragraph-rsid="003ec7b5" style:language-asian="zxx" style:country-asian="none" style:font-weight-asian="normal" style:language-complex="zxx" style:country-complex="none" style:font-weight-complex="normal"/>
    </style:style>
    <style:style style:name="P72" style:family="paragraph" style:parent-style-name="Table_20_Contents">
      <style:text-properties style:font-name="Liberation Sans" fo:language="zxx" fo:country="none" officeooo:rsid="00387fc4" officeooo:paragraph-rsid="004b28da" style:language-asian="zxx" style:country-asian="none" style:language-complex="zxx" style:country-complex="none"/>
    </style:style>
    <style:style style:name="P73" style:family="paragraph" style:parent-style-name="Table_20_Contents">
      <style:text-properties style:font-name="Liberation Sans" fo:language="zxx" fo:country="none" officeooo:rsid="004b7698" officeooo:paragraph-rsid="004b7698" style:language-asian="zxx" style:country-asian="none" style:language-complex="zxx" style:country-complex="none"/>
    </style:style>
    <style:style style:name="P74" style:family="paragraph" style:parent-style-name="Table_20_Contents">
      <style:text-properties style:font-name="Liberation Sans" fo:language="zxx" fo:country="none" style:language-asian="zxx" style:country-asian="none" style:language-complex="zxx" style:country-complex="none"/>
    </style:style>
    <style:style style:name="P75" style:family="paragraph" style:parent-style-name="Table_20_Contents">
      <style:text-properties style:font-name="Liberation Sans" fo:language="zxx" fo:country="none" officeooo:rsid="004ba5e3" officeooo:paragraph-rsid="004ba5e3" style:language-asian="zxx" style:country-asian="none" style:language-complex="zxx" style:country-complex="none"/>
    </style:style>
    <style:style style:name="P76" style:family="paragraph" style:parent-style-name="Table_20_Contents">
      <style:text-properties style:font-name="Liberation Sans" fo:language="zxx" fo:country="none" fo:font-style="normal" officeooo:rsid="004ba5e3" officeooo:paragraph-rsid="004ba5e3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a1ee" style:font-weight-asian="bold" style:font-weight-complex="bold"/>
    </style:style>
    <style:style style:name="T3" style:family="text">
      <style:text-properties fo:font-weight="bold" officeooo:rsid="002083f0" style:font-weight-asian="bold" style:font-weight-complex="bold"/>
    </style:style>
    <style:style style:name="T4" style:family="text">
      <style:text-properties officeooo:rsid="000f4c1d"/>
    </style:style>
    <style:style style:name="T5" style:family="text">
      <style:text-properties officeooo:rsid="00133f2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3f25" style:font-weight-asian="normal" style:font-weight-complex="normal"/>
    </style:style>
    <style:style style:name="T8" style:family="text">
      <style:text-properties fo:font-weight="normal" officeooo:rsid="00152793" style:font-weight-asian="normal" style:font-weight-complex="normal"/>
    </style:style>
    <style:style style:name="T9" style:family="text">
      <style:text-properties fo:font-weight="normal" officeooo:rsid="0029f8b9" style:font-weight-asian="normal" style:font-weight-complex="normal"/>
    </style:style>
    <style:style style:name="T10" style:family="text">
      <style:text-properties fo:font-weight="normal" officeooo:rsid="002bc07d" style:font-weight-asian="normal" style:font-weight-complex="normal"/>
    </style:style>
    <style:style style:name="T11" style:family="text">
      <style:text-properties fo:font-weight="normal" officeooo:rsid="002f2bff" style:font-weight-asian="normal" style:font-weight-complex="normal"/>
    </style:style>
    <style:style style:name="T12" style:family="text">
      <style:text-properties fo:font-weight="normal" officeooo:rsid="002f6b23" style:font-weight-asian="normal" style:font-weight-complex="normal"/>
    </style:style>
    <style:style style:name="T13" style:family="text">
      <style:text-properties fo:font-weight="normal" officeooo:rsid="00311dab" style:font-weight-asian="normal" style:font-weight-complex="normal"/>
    </style:style>
    <style:style style:name="T14" style:family="text">
      <style:text-properties fo:font-weight="normal" officeooo:rsid="0032782c" style:font-weight-asian="normal" style:font-weight-complex="normal"/>
    </style:style>
    <style:style style:name="T15" style:family="text">
      <style:text-properties fo:font-weight="normal" officeooo:rsid="00343312" style:font-weight-asian="normal" style:font-weight-complex="normal"/>
    </style:style>
    <style:style style:name="T16" style:family="text">
      <style:text-properties fo:font-weight="normal" officeooo:rsid="0034fba2" style:font-weight-asian="normal" style:font-weight-complex="normal"/>
    </style:style>
    <style:style style:name="T17" style:family="text">
      <style:text-properties fo:font-weight="normal" officeooo:rsid="0035c826" style:font-weight-asian="normal" style:font-weight-complex="normal"/>
    </style:style>
    <style:style style:name="T18" style:family="text">
      <style:text-properties fo:font-weight="normal" officeooo:rsid="00366427" style:font-weight-asian="normal" style:font-weight-complex="normal"/>
    </style:style>
    <style:style style:name="T19" style:family="text">
      <style:text-properties fo:font-weight="normal" officeooo:rsid="00373e7c" style:font-weight-asian="normal" style:font-weight-complex="normal"/>
    </style:style>
    <style:style style:name="T20" style:family="text">
      <style:text-properties fo:font-weight="normal" officeooo:rsid="003bef13" style:font-weight-asian="normal" style:font-weight-complex="normal"/>
    </style:style>
    <style:style style:name="T21" style:family="text">
      <style:text-properties fo:font-weight="normal" officeooo:rsid="003d3cb9" style:font-weight-asian="normal" style:font-weight-complex="normal"/>
    </style:style>
    <style:style style:name="T22" style:family="text">
      <style:text-properties fo:font-weight="normal" officeooo:rsid="003e22a5" style:font-weight-asian="normal" style:font-weight-complex="normal"/>
    </style:style>
    <style:style style:name="T23" style:family="text">
      <style:text-properties fo:font-weight="normal" officeooo:rsid="003ec7b5" style:font-weight-asian="normal" style:font-weight-complex="normal"/>
    </style:style>
    <style:style style:name="T24" style:family="text">
      <style:text-properties fo:font-weight="normal" officeooo:rsid="003fa75d" style:font-weight-asian="normal" style:font-weight-complex="normal"/>
    </style:style>
    <style:style style:name="T25" style:family="text">
      <style:text-properties fo:font-weight="normal" officeooo:rsid="004195be" style:font-weight-asian="normal" style:font-weight-complex="normal"/>
    </style:style>
    <style:style style:name="T26" style:family="text">
      <style:text-properties fo:font-weight="normal" officeooo:rsid="0041f6d0" style:font-weight-asian="normal" style:font-weight-complex="normal"/>
    </style:style>
    <style:style style:name="T27" style:family="text">
      <style:text-properties fo:font-weight="normal" officeooo:rsid="0043f0dd" style:font-weight-asian="normal" style:font-weight-complex="normal"/>
    </style:style>
    <style:style style:name="T28" style:family="text">
      <style:text-properties fo:font-weight="normal" officeooo:rsid="00442605" style:font-weight-asian="normal" style:font-weight-complex="normal"/>
    </style:style>
    <style:style style:name="T29" style:family="text">
      <style:text-properties fo:font-weight="normal" officeooo:rsid="0045289d" style:font-weight-asian="normal" style:font-weight-complex="normal"/>
    </style:style>
    <style:style style:name="T30" style:family="text">
      <style:text-properties fo:font-weight="normal" officeooo:rsid="00452920" style:font-weight-asian="normal" style:font-weight-complex="normal"/>
    </style:style>
    <style:style style:name="T31" style:family="text">
      <style:text-properties fo:font-weight="normal" officeooo:rsid="0025743f" style:font-weight-asian="normal" style:font-weight-complex="normal"/>
    </style:style>
    <style:style style:name="T32" style:family="text">
      <style:text-properties fo:font-weight="normal" officeooo:rsid="0047905c" style:font-weight-asian="normal" style:font-weight-complex="normal"/>
    </style:style>
    <style:style style:name="T33" style:family="text">
      <style:text-properties fo:font-weight="normal" officeooo:rsid="00494486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574c1"/>
    </style:style>
    <style:style style:name="T36" style:family="text">
      <style:text-properties officeooo:rsid="0029ab65"/>
    </style:style>
    <style:style style:name="T37" style:family="text">
      <style:text-properties officeooo:rsid="001f016e"/>
    </style:style>
    <style:style style:name="T38" style:family="text">
      <style:text-properties officeooo:rsid="00253fda"/>
    </style:style>
    <style:style style:name="T39" style:family="text">
      <style:text-properties officeooo:rsid="002d0623"/>
    </style:style>
    <style:style style:name="T40" style:family="text">
      <style:text-properties officeooo:rsid="00256a0d"/>
    </style:style>
    <style:style style:name="T41" style:family="text">
      <style:text-properties officeooo:rsid="0025743f"/>
    </style:style>
    <style:style style:name="T42" style:family="text">
      <style:text-properties officeooo:rsid="00278a2d"/>
    </style:style>
    <style:style style:name="T43" style:family="text">
      <style:text-properties officeooo:rsid="0029f8b9"/>
    </style:style>
    <style:style style:name="T44" style:family="text">
      <style:text-properties officeooo:rsid="002f2bff"/>
    </style:style>
    <style:style style:name="T45" style:family="text">
      <style:text-properties officeooo:rsid="003a57d6"/>
    </style:style>
    <style:style style:name="T46" style:family="text">
      <style:text-properties officeooo:rsid="00452931"/>
    </style:style>
    <style:style style:name="T47" style:family="text">
      <style:text-properties officeooo:rsid="004b28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zionario dei dati</text:p>
      <text:p text:style-name="P2"/>
      <text:p text:style-name="P40">(L'identificatore non va inserito tra gli attributi)</text:p>
      <text:p text:style-name="P41">(La descrizione è un po' diversa da quella fornita nel glossario)</text:p>
      <text:p text:style-name="P41"/>
      <text:p text:style-name="P61">Entità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3">Entità</text:p>
          </table:table-cell>
          <table:table-cell table:style-name="Table1.A1" office:value-type="string">
            <text:p text:style-name="P63">Descrizione</text:p>
          </table:table-cell>
          <table:table-cell table:style-name="Table1.A1" office:value-type="string">
            <text:p text:style-name="P63">Attributi</text:p>
          </table:table-cell>
          <table:table-cell table:style-name="Table1.D1" office:value-type="string">
            <text:p text:style-name="P63">Identificatore</text:p>
          </table:table-cell>
        </table:table-row>
        <table:table-row>
          <table:table-cell table:style-name="Table1.A2" office:value-type="string">
            <text:p text:style-name="P46">Circuito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2"><text:span text:style-name="T1">Paese</text:span>: <text:span text:style-name="T5">luogo in cui si trova il circuito.</text:span></text:p>
            <text:p text:style-name="P43">Dominio: Stringa di massimo x caratteri.</text:p>
            <text:p text:style-name="P3">Lunghezza: <text:span text:style-name="T7">lunghezza, </text:span><text:span text:style-name="T15">in km,</text:span><text:span text:style-name="T7"> del circuito.</text:span></text:p>
            <text:p text:style-name="P4"><text:span text:style-name="T6">Dominio: </text:span><text:span text:style-name="T14">float positivi.</text:span></text:p>
            <text:p text:style-name="P42">#<text:span text:style-name="T1">curve:</text:span><text:span text:style-name="T6"> </text:span><text:span text:style-name="T8">numero di curve presenti nel circuito.</text:span></text:p>
            <text:p text:style-name="P64">Dominio: interi <text:s/>positivi.</text:p>
          </table:table-cell>
          <table:table-cell table:style-name="Table1.D2" office:value-type="string">
            <text:p text:style-name="P5">Nome<text:span text:style-name="T6">: </text:span><text:span text:style-name="T11">n</text:span><text:span text:style-name="T6">ome del circuito</text:span><text:span text:style-name="T11">.</text:span></text:p>
            <text:p text:style-name="P59">Dominio: <text:span text:style-name="T44">s</text:span>tringa di massimo x caratteri.</text:p>
          </table:table-cell>
        </table:table-row>
        <table:table-row>
          <table:table-cell table:style-name="Table1.A2" office:value-type="string">
            <text:p text:style-name="P46">Gara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6">Data:<text:span text:style-name="T6"> </text:span><text:span text:style-name="T9">data in cui si svolge la gara.</text:span></text:p>
            <text:p text:style-name="P65">Dominio: </text:p>
            <text:p text:style-name="P6">Durata(ore): <text:span text:style-name="T9">intervallo di tempo, </text:span><text:span text:style-name="T16">espresso in ore,</text:span><text:span text:style-name="T9"> necessario a completare tutti i giri del circuito richiesti.</text:span></text:p>
            <text:p text:style-name="P7"><text:span text:style-name="T6">Dominio: </text:span><text:span text:style-name="T18">float positivi.</text:span></text:p>
            <text:p text:style-name="P6">Tipo(asciutta-bagnata<text:span text:style-name="T43">):</text:span><text:span text:style-name="T9"> </text:span><text:span text:style-name="T10">specifica se la gara si sia svolta a tracciato asciutto o bagnato.</text:span></text:p>
            <text:p text:style-name="P9"><text:span text:style-name="T6">Dominio: Stringa di </text:span><text:span text:style-name="T19">un solo </text:span><text:span text:style-name="T6">caratter</text:span><text:span text:style-name="T19">e, che può assumere soltanto i valore di 'A' oppure 'B'</text:span><text:span text:style-name="T6">.</text:span></text:p>
          </table:table-cell>
          <table:table-cell table:style-name="Table1.D2" office:value-type="string">
            <text:p text:style-name="P28">Nome: <text:span text:style-name="T9">nome della gara.</text:span></text:p>
            <text:p text:style-name="P8"><text:span text:style-name="T6">Dominio: </text:span><text:span text:style-name="T11">s</text:span><text:span text:style-name="T6">tringa di massimo x caratteri.</text:span></text:p>
          </table:table-cell>
        </table:table-row>
        <table:table-row>
          <table:table-cell table:style-name="Table1.A2" office:value-type="string">
            <text:p text:style-name="P46">Vettura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4"><text:span text:style-name="T35">Modello: </text:span><text:span text:style-name="T12">modello di auto a cui la vettura si ispira.</text:span></text:p>
            <text:p text:style-name="P69">Dominio: Stringa di massimo x caratteri.</text:p>
            <text:p text:style-name="P14"><text:span text:style-name="T36">Punti</text:span><text:span text:style-name="T37">(rid.): </text:span><text:span text:style-name="T12">attributo ridondante che tiene conto di tutti i punti </text:span><text:soft-page-break/><text:span text:style-name="T12">accumulati da una veettura nel corso del campionato.</text:span></text:p>
            <text:p text:style-name="P23"><text:span text:style-name="T6">Dominio: interi positivi.</text:span></text:p>
          </table:table-cell>
          <table:table-cell table:style-name="Table1.D2" office:value-type="string">
            <text:p text:style-name="P28">Numero di gara: <text:span text:style-name="T13">numero posto sulla carrozzeria di una data vettura e che la identifica.</text:span></text:p>
            <text:p text:style-name="P36"><text:span text:style-name="T6">Dominio: interi positivi.</text:span></text:p>
          </table:table-cell>
        </table:table-row>
        <table:table-row>
          <table:table-cell table:style-name="Table1.A2" office:value-type="string">
            <text:p text:style-name="P46">Componente</text:p>
          </table:table-cell>
          <table:table-cell table:style-name="Table1.A2" office:value-type="string">
            <text:p text:style-name="P58">(Entità padre di una generalizzazione totale ed esclusiva.)</text:p>
          </table:table-cell>
          <table:table-cell table:style-name="Table1.A2" office:value-type="string">
            <text:p text:style-name="P29">Costo:<text:span text:style-name="T6"> </text:span><text:span text:style-name="T17">prezzo necessario per l'acquisto di un componente.</text:span></text:p>
            <text:p text:style-name="P37"><text:span text:style-name="T6">Dominio: float positivi.</text:span></text:p>
          </table:table-cell>
          <table:table-cell table:style-name="Table1.D2" office:value-type="string">
            <text:p text:style-name="P44"><text:span text:style-name="T2">Codice </text:span><text:span text:style-name="T3">Componente: </text:span><text:span text:style-name="T20">codice che identifica univocamente ciascun componente prodotto.</text:span></text:p>
          </table:table-cell>
        </table:table-row>
        <table:table-row>
          <table:table-cell table:style-name="Table1.A2" office:value-type="string">
            <text:p text:style-name="P46">Telaio</text:p>
          </table:table-cell>
          <table:table-cell table:style-name="Table1.A2" office:value-type="string">
            <text:p text:style-name="P58">(Una delle entità figlie che hanno come padre "Componente".)</text:p>
          </table:table-cell>
          <table:table-cell table:style-name="Table1.A2" office:value-type="string">
            <text:p text:style-name="P30">Materiale: <text:span text:style-name="T21">attributo che indica di che materiale è composto il telaio.</text:span></text:p>
            <text:p text:style-name="P10"><text:span text:style-name="T6">Dominio: </text:span><text:span text:style-name="T11">s</text:span><text:span text:style-name="T6">tringa di massimo x caratteri.</text:span></text:p>
            <text:p text:style-name="P30">Peso: <text:span text:style-name="T21">attributo che indica il peso di un telaio.</text:span></text:p>
            <text:p text:style-name="P70">Dominio: float positivi.</text:p>
          </table:table-cell>
          <table:table-cell table:style-name="Table1.D2" office:value-type="string">
            <text:p text:style-name="P48">Trattandosi di una sottoentità di componente, eredita <text:span text:style-name="T45">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46">Cambio</text:p>
          </table:table-cell>
          <table:table-cell table:style-name="Table1.A2" office:value-type="string">
            <text:p text:style-name="P58">(Una delle entità figlie che hanno come padre "Componente".)</text:p>
          </table:table-cell>
          <table:table-cell table:style-name="Table1.A2" office:value-type="string">
            <text:p text:style-name="P29">Marcia (7-8): <text:span text:style-name="T22">attributo che indica quante marce presenti il cambio.</text:span></text:p>
            <text:p text:style-name="P38"><text:span text:style-name="T6">Dominio: interi positivi, può assumero soltanto valore 7 oppure 8.</text:span></text:p>
          </table:table-cell>
          <table:table-cell table:style-name="Table1.D2" office:value-type="string">
            <text:p text:style-name="P49">Trattandosi di una sottoentità di componente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46">Motore</text:p>
          </table:table-cell>
          <table:table-cell table:style-name="Table1.A2" office:value-type="string">
            <text:p text:style-name="P58">(Una delle entità figlie che hanno come padre "Componente".)</text:p>
          </table:table-cell>
          <table:table-cell table:style-name="Table1.A2" office:value-type="string">
            <text:p text:style-name="P31">Cilindrata: <text:span text:style-name="T23">attributo che indica la cilindrata del motore.</text:span></text:p>
            <text:p text:style-name="P71">Dominio:</text:p>
            <text:p text:style-name="P32">Tipo motore: <text:span text:style-name="T23">indica che tipologia di motore sia: </text:span><text:span text:style-name="T24">turbo o aspirato.</text:span></text:p>
            <text:p text:style-name="P32"><text:span text:style-name="T9">Dominio: </text:span><text:span text:style-name="T11">s</text:span><text:span text:style-name="T9">tringa di massimo x caratteri.</text:span></text:p>
            <text:p text:style-name="P32">#cilindri: <text:span text:style-name="T24">attributo che indica il numero di cilindri che presenta un motore.</text:span></text:p>
            <text:p text:style-name="P39"><text:span text:style-name="T6">Dominio: interi positivi.</text:span></text:p>
          </table:table-cell>
          <table:table-cell table:style-name="Table1.D2" office:value-type="string">
            <text:p text:style-name="P49">Trattandosi di una sottoentità di componente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46">Costruttore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5"><text:span text:style-name="T38">Ragione sociale: </text:span><text:span text:style-name="T25">che te lo dico a fare, lo sanno tutti.</text:span></text:p>
            <text:p text:style-name="P15"><text:span text:style-name="T9">Dominio: </text:span><text:span text:style-name="T11">s</text:span><text:span text:style-name="T9">tringa di </text:span><text:soft-page-break/><text:span text:style-name="T9">massimo x caratteri.</text:span></text:p>
            <text:p text:style-name="P15"><text:span text:style-name="T38">Sede: </text:span><text:span text:style-name="T25">luogo in cui </text:span><text:span text:style-name="T33">si trova</text:span><text:span text:style-name="T25"> la sede principale del costruttore.</text:span></text:p>
            <text:p text:style-name="P15"><text:span text:style-name="T9">Dominio: </text:span><text:span text:style-name="T11">s</text:span><text:span text:style-name="T9">tringa di massimo x caratteri.</text:span></text:p>
            <text:p text:style-name="P15"><text:span text:style-name="T38">#componenti: </text:span><text:span text:style-name="T25">numero assoluto di componenti prodotti da un costruttore.</text:span></text:p>
            <text:p text:style-name="P24"><text:span text:style-name="T6">Dominio: interi positivi.</text:span></text:p>
          </table:table-cell>
          <table:table-cell table:style-name="Table1.D2" office:value-type="string">
            <text:p text:style-name="P33">Nome: <text:span text:style-name="T26">nome del costruttore:</text:span></text:p>
            <text:p text:style-name="P11"><text:span text:style-name="T26">Dominio: </text:span><text:span text:style-name="T11">s</text:span><text:span text:style-name="T26">tringa di massimo x caratteri.</text:span></text:p>
          </table:table-cell>
        </table:table-row>
        <table:table-row>
          <table:table-cell table:style-name="Table1.A2" office:value-type="string">
            <text:p text:style-name="P46">Pilota</text:p>
          </table:table-cell>
          <table:table-cell table:style-name="Table1.A2" office:value-type="string">
            <text:p text:style-name="P72">(Entità padre di una generalizzazione totale ed esclusiva.)</text:p>
          </table:table-cell>
          <table:table-cell table:style-name="Table1.A2" office:value-type="string">
            <text:p text:style-name="P16">Nome: <text:span text:style-name="T27">nome di un pilota.</text:span></text:p>
            <text:p text:style-name="P16"><text:span text:style-name="T9">Dominio: </text:span><text:span text:style-name="T11">s</text:span><text:span text:style-name="T9">tringa di massimo x caratteri.</text:span></text:p>
            <text:p text:style-name="P16">Cognome: <text:span text:style-name="T27">cognome di un pilota.</text:span></text:p>
            <text:p text:style-name="P12"><text:span text:style-name="T27">Dominio: </text:span><text:span text:style-name="T11">s</text:span><text:span text:style-name="T27">tringa di massimo x caratteri.</text:span></text:p>
            <text:p text:style-name="P16">Data di nascita: <text:span text:style-name="T27">data di nascita di un pilota.</text:span></text:p>
            <text:p text:style-name="P66">Dominio: Date.</text:p>
            <text:p text:style-name="P16">Nazionalità: <text:span text:style-name="T27">nazionalità di un pilota.</text:span></text:p>
            <text:p text:style-name="P12"><text:span text:style-name="T27">Dominio: </text:span><text:span text:style-name="T11">s</text:span><text:span text:style-name="T27">tringa di massimo x caratteri.</text:span></text:p>
          </table:table-cell>
          <table:table-cell table:style-name="Table1.D2" office:value-type="string">
            <text:p text:style-name="P33">Codice pilota: <text:span text:style-name="T28">codice univoco che identifica un pilota.</text:span></text:p>
            <text:p text:style-name="P13"><text:span text:style-name="T28">Dominio: </text:span><text:span text:style-name="T11">s</text:span><text:span text:style-name="T28">tringa di massimo x caratteri.</text:span></text:p>
          </table:table-cell>
        </table:table-row>
        <table:table-row>
          <table:table-cell table:style-name="Table1.A2" office:value-type="string">
            <text:p text:style-name="P46">PRO</text:p>
          </table:table-cell>
          <table:table-cell table:style-name="Table1.A2" office:value-type="string">
            <text:p text:style-name="P72">(Una delle entità figlie che hanno come padre "<text:span text:style-name="T47">Pilota</text:span>".)</text:p>
          </table:table-cell>
          <table:table-cell table:style-name="Table1.A2" office:value-type="string">
            <text:p text:style-name="P17">#licenze: <text:span text:style-name="T29">numero di licenze possedute da un pilota professionista.</text:span></text:p>
            <text:p text:style-name="P25"><text:span text:style-name="T6">Dominio: interi positivi.</text:span></text:p>
          </table:table-cell>
          <table:table-cell table:style-name="Table1.D2" office:value-type="string">
            <text:p text:style-name="P50">Trattandosi di una sottoentità di 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46">AM</text:p>
          </table:table-cell>
          <table:table-cell table:style-name="Table1.A2" office:value-type="string">
            <text:p text:style-name="P72">(Una delle entità figlie che hanno come padre "<text:span text:style-name="T47">Pilota</text:span>".)</text:p>
          </table:table-cell>
          <table:table-cell table:style-name="Table1.A2" office:value-type="string">
            <text:p text:style-name="P19"><text:span text:style-name="T39">Data </text:span><text:span text:style-name="T40">prima licenza: </text:span><text:span text:style-name="T30">data di conseguimento della prima licenza di un pilota amatoriale.</text:span></text:p>
            <text:p text:style-name="P26"><text:span text:style-name="T6">Dominio: Date.</text:span></text:p>
          </table:table-cell>
          <table:table-cell table:style-name="Table1.D2" office:value-type="string">
            <text:p text:style-name="P51">Trattandosi di una sottoentità di 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46">Gentleman Driver</text:p>
          </table:table-cell>
          <table:table-cell table:style-name="Table1.A2" office:value-type="string">
            <text:p text:style-name="P72">(<text:span text:style-name="T47">E</text:span>ntità figli<text:span text:style-name="T47">a</text:span> che ha come padre "<text:span text:style-name="T47">AM"):</text:span></text:p>
          </table:table-cell>
          <table:table-cell table:style-name="Table1.A2" office:value-type="string">
            <text:p text:style-name="P18">#finanziamenti: <text:span text:style-name="T30">numero dei finanziamenti effettuati da parte di un gentleman driver.</text:span></text:p>
            <text:p text:style-name="P67">Dominio: interi positivi.</text:p>
            <text:p text:style-name="P18">Quota: <text:span text:style-name="T30">attributo che </text:span><text:soft-page-break/><text:span text:style-name="T30">tiene traccia della quantità totale di soldi versati.</text:span></text:p>
            <text:p text:style-name="P26"><text:span text:style-name="T6">Dominio: float positivi.</text:span></text:p>
          </table:table-cell>
          <table:table-cell table:style-name="Table1.D2" office:value-type="string">
            <text:p text:style-name="P51">Trattandosi di una sottoentità di <text:span text:style-name="T47">AM, a sua volta sottoentità di </text:span>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46">Scuderia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20"><text:span text:style-name="T41">Sede:</text:span><text:span text:style-name="T31"> </text:span><text:span text:style-name="T32">luogo in cui si trova la sede principale della scuderia.</text:span></text:p>
            <text:p text:style-name="P68">Dominio: stringa di al massimo x caratteri.</text:p>
            <text:p text:style-name="P20"><text:span text:style-name="T42">#finanziamenti(rid.): </text:span><text:span text:style-name="T32">attributo ridondante che tiene traccia del numero totale di finanziamenti ricevuti.</text:span></text:p>
            <text:p text:style-name="P27"><text:span text:style-name="T6">Dominio: interi positivi.</text:span></text:p>
            <text:p text:style-name="P21">#autovetture: <text:span text:style-name="T32">attributo che tiene traccia del numero di autovetture che la scuderia ha preparato.</text:span></text:p>
            <text:p text:style-name="P27"><text:span text:style-name="T6">Dominio: interi positivi.</text:span></text:p>
          </table:table-cell>
          <table:table-cell table:style-name="Table1.D2" office:value-type="string">
            <text:p text:style-name="P34">Nome</text:p>
          </table:table-cell>
        </table:table-row>
      </table:table>
      <text:p text:style-name="P45"/>
      <text:p text:style-name="P52">(<text:span text:style-name="T4">Colonna associazione: i</text:span>nserire nome, non verbo)</text:p>
      <text:p text:style-name="P62">Associazioni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5">Associazione</text:p>
          </table:table-cell>
          <table:table-cell table:style-name="Table2.A1" office:value-type="string">
            <text:p text:style-name="P35">Descrizione</text:p>
          </table:table-cell>
          <table:table-cell table:style-name="Table2.A1" office:value-type="string">
            <text:p text:style-name="P35">Entità Coinvolte</text:p>
          </table:table-cell>
          <table:table-cell table:style-name="Table2.D1" office:value-type="string">
            <text:p text:style-name="P35">Attributi</text:p>
          </table:table-cell>
        </table:table-row>
        <table:table-row>
          <table:table-cell table:style-name="Table2.A2" office:value-type="string">
            <text:p text:style-name="P53">Coinvolto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3">Circuito, Gara</text:p>
          </table:table-cell>
          <table:table-cell table:style-name="Table2.D2" office:value-type="string">
            <text:p text:style-name="P54">Nessuno</text:p>
          </table:table-cell>
        </table:table-row>
        <table:table-row>
          <table:table-cell table:style-name="Table2.A2" office:value-type="string">
            <text:p text:style-name="P55">Iscrivere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5">Gara, Vettura</text:p>
          </table:table-cell>
          <table:table-cell table:style-name="Table2.D2" office:value-type="string">
            <text:p text:style-name="P55"><text:span text:style-name="T1">Punteggio</text:span>: punti conseguiti da una vettura al termine di una gara.</text:p>
            <text:p text:style-name="P55"><text:span text:style-name="T34">Dominio</text:span>: interi positivi</text:p>
            <text:p text:style-name="P55"><text:span text:style-name="T1">Motivo del ritiro</text:span>: condizione opzionale che indica per quale causa una vettura non abbia terminato la gara.</text:p>
            <text:p text:style-name="P55"><text:span text:style-name="T34">Dominio</text:span>: Stringa di massimo x caratteri.</text:p>
          </table:table-cell>
        </table:table-row>
        <table:table-row>
          <table:table-cell table:style-name="Table2.A2" office:value-type="string">
            <text:p text:style-name="P56">Guidare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6">Vettura, Pilota</text:p>
          </table:table-cell>
          <table:table-cell table:style-name="Table2.D2" office:value-type="string">
            <text:p text:style-name="P57">Nessuno</text:p>
          </table:table-cell>
        </table:table-row>
        <table:table-row>
          <table:table-cell table:style-name="Table2.A2" office:value-type="string">
            <text:p text:style-name="P56">Prepara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6">Vettura, Scuderia</text:p>
          </table:table-cell>
          <table:table-cell table:style-name="Table2.D2" office:value-type="string">
            <text:p text:style-name="P57">Nessuno</text:p>
          </table:table-cell>
        </table:table-row>
        <table:table-row>
          <table:table-cell table:style-name="Table2.A2" office:value-type="string">
            <text:p text:style-name="P73">Costituire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56">Vettura, Componente</text:p>
          </table:table-cell>
          <table:table-cell table:style-name="Table2.D2" office:value-type="string">
            <text:p text:style-name="P60">Nessuno</text:p>
          </table:table-cell>
        </table:table-row>
        <text:soft-page-break/>
        <table:table-row>
          <table:table-cell table:style-name="Table2.A2" office:value-type="string">
            <text:p text:style-name="P75">Realizzare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75">Componente, Costruttore</text:p>
          </table:table-cell>
          <table:table-cell table:style-name="Table2.D2" office:value-type="string">
            <text:p text:style-name="P76">Nessuno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8:39:00.407528545</meta:creation-date>
    <dc:date>2023-11-17T19:33:03.787029379</dc:date>
    <meta:editing-duration>PT2H3M17S</meta:editing-duration>
    <meta:editing-cycles>61</meta:editing-cycles>
    <meta:generator>LibreOffice/7.3.7.2$Linux_X86_64 LibreOffice_project/30$Build-2</meta:generator>
    <meta:document-statistic meta:table-count="2" meta:image-count="0" meta:object-count="0" meta:page-count="5" meta:paragraph-count="132" meta:word-count="741" meta:character-count="5057" meta:non-whitespace-character-count="4446"/>
  </office:meta>
</office:document-meta>
</file>